
<file path=META-INF/manifest.xml><?xml version="1.0" encoding="utf-8"?>
<ns0:manifest xmlns:ns0="urn:oasis:names:tc:opendocument:xmlns:manifest:1.0" ns0:version="1.3">
  <ns0:file-entry ns0:full-path="/" ns0:version="1.3" ns0:media-type="application/vnd.oasis.opendocument.presentation"/>
  <ns0:file-entry ns0:full-path="Configurations2/" ns0:media-type="application/vnd.sun.xml.ui.configuration"/>
  <ns0:file-entry ns0:full-path="styles.xml" ns0:media-type="text/xml"/>
  <ns0:file-entry ns0:full-path="content.xml" ns0:media-type="text/xml"/>
  <ns0:file-entry ns0:full-path="Pictures/100000010000078000000438E045CF74473768E0.png" ns0:media-type="image/png"/>
  <ns0:file-entry ns0:full-path="Pictures/1000000100000578000001F45513865624E68B45.png" ns0:media-type="image/png"/>
  <ns0:file-entry ns0:full-path="Pictures/10000001000002580000025850753E6AE7BFFEC7.png" ns0:media-type="image/png"/>
  <ns0:file-entry ns0:full-path="Pictures/10000001000007D0000004112EEDCE031CF26280.png" ns0:media-type="image/png"/>
  <ns0:file-entry ns0:full-path="Pictures/100000010000039900000400E75CA5855DF18CCF.png" ns0:media-type="image/png"/>
  <ns0:file-entry ns0:full-path="Pictures/10000001000009B3000003774CD2C34AC3806EB7.png" ns0:media-type="image/png"/>
  <ns0:file-entry ns0:full-path="Pictures/100000010000040000000400BB7371E58C0803C8.png" ns0:media-type="image/png"/>
  <ns0:file-entry ns0:full-path="Pictures/10000001000000A0000000A0CDC86FAE98EB5621.png" ns0:media-type="image/png"/>
  <ns0:file-entry ns0:full-path="Pictures/10000001000001DA000002041756078FA86C1A43.png" ns0:media-type="image/png"/>
  <ns0:file-entry ns0:full-path="Pictures/1000000100000500000004FBF349E8A91428F49E.png" ns0:media-type="image/png"/>
  <ns0:file-entry ns0:full-path="settings.xml" ns0:media-type="text/xml"/>
  <ns0:file-entry ns0:full-path="Thumbnails/thumbnail.png" ns0:media-type="image/png"/>
  <ns0:file-entry ns0:full-path="meta.xml" ns0:media-type="text/xml"/>
</ns0:manifest>
</file>

<file path=content.xml><?xml version="1.0" encoding="utf-8"?>
<office:document-content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ext="urn:oasis:names:tc:opendocument:xmlns:text:1.0" xmlns:xlink="http://www.w3.org/1999/xlink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svg:stroke-opacity="0%" draw:fill-color="#999999" draw:textarea-horizontal-align="justify" draw:textarea-vertical-align="middle" draw:auto-grow-height="false" fo:min-height="1.964cm" fo:min-width="0.871cm"/>
    </style:style>
    <style:style style:name="gr3" style:family="graphic" style:parent-style-name="Object_20_with_20_no_20_fill_20_and_20_no_20_line">
      <style:graphic-properties draw:stroke="none" draw:fill="none" draw:opacity="100%" draw:opacity-name="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50%" style:mirror="none"/>
    </style:style>
    <style:style style:name="gr4" style:family="graphic" style:parent-style-name="standard">
      <style:graphic-properties draw:stroke="none" draw:fill="none" fo:min-height="0.636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227cm" fo:min-width="1.198cm"/>
    </style:style>
    <style:style style:name="gr6" style:family="graphic" style:parent-style-name="standard">
      <style:graphic-properties svg:stroke-color="#000000" draw:fill-color="#000000" draw:textarea-vertical-align="middle" draw:auto-grow-height="false" fo:min-height="1.655cm" fo:min-width="1.405cm" fo:wrap-option="wrap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227cm" fo:min-width="0.739cm"/>
      <style:paragraph-properties style:writing-mode="lr-tb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227cm" fo:min-width="1.198cm"/>
      <style:paragraph-properties style:writing-mode="lr-tb"/>
    </style:style>
    <style:style style:name="gr9" style:family="graphic" style:parent-style-name="standard">
      <style:graphic-properties svg:stroke-color="#ffffff" svg:stroke-opacity="50%" draw:fill-color="#000000" draw:opacity="20%" draw:textarea-horizontal-align="justify" draw:textarea-vertical-align="middle" draw:auto-grow-height="false" fo:min-height="0.227cm" fo:min-width="1.198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title">
      <style:graphic-properties draw:fill="solid" draw:fill-color="#b2b2b2" fo:min-height="1.2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solid" draw:fill-color="#b2b2b2"/>
      <style:paragraph-properties style:writing-mode="lr-tb"/>
      <style:text-properties style:font-name="Cantarell" fo:font-size="28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loext:graphic-properties draw:fill="none"/>
      <style:paragraph-properties fo:margin-top="0.42cm" fo:margin-bottom="0.35cm" style:writing-mode="lr-tb"/>
      <style:text-properties style:font-name="Cantarell" fo:font-size="15pt" fo:font-weight="bold" style:font-size-asian="15pt" style:font-weight-asian="bold" style:font-size-complex="15pt" style:font-weight-complex="bold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 style:writing-mode="lr-tb"/>
    </style:style>
    <style:style style:name="P8" style:family="paragraph">
      <loext:graphic-properties draw:fill-color="#000000" draw:opacity="20%"/>
      <style:paragraph-properties fo:text-align="center"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style:font-name="Cantarell" fo:font-size="28pt" fo:font-weight="bold" style:font-size-asian="32pt" style:font-weight-asian="bold" style:font-size-complex="32pt" style:font-weight-complex="bold"/>
    </style:style>
    <style:style style:name="T2" style:family="text">
      <style:text-properties fo:color="#000000" loext:opacity="100%" style:font-name="Cantarell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275cm" svg:height="1.27cm" svg:x="1.286cm" svg:y="8.102cm">
          <draw:image xlink:href="Pictures/1000000100000500000004FBF349E8A91428F49E.png" xlink:type="simple" xlink:show="embed" xlink:actuate="onLoad" draw:mime-type="image/png">
            <text:p/>
          </draw:image>
        </draw:frame>
        <draw:custom-shape draw:style-name="gr2" draw:text-style-name="P2" draw:layer="layout" svg:width="1.37cm" svg:height="2.605cm" draw:transform="rotate (1.5707963267949) translate (6.685cm 10.26cm)">
          <text:p/>
          <draw:enhanced-geometry svg:viewBox="0 0 88 21600" draw:mirror-horizontal="false" draw:mirror-vertical="false" draw:glue-points="44 ?f6 44 0 0 10800 44 21600 88 10800" draw:text-areas="0 ?f6 88 ?f3" draw:type="can" draw:modifiers="2163.7467476149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" draw:text-style-name="P1" draw:layer="layout" svg:width="1.275cm" svg:height="1.27cm" svg:x="18.815cm" svg:y="3.131cm">
          <draw:image xlink:href="Pictures/1000000100000500000004FBF349E8A91428F49E.png" xlink:type="simple" xlink:show="embed" xlink:actuate="onLoad" draw:mime-type="image/png">
            <text:p/>
          </draw:image>
        </draw:frame>
        <draw:frame draw:style-name="gr1" draw:text-style-name="P1" draw:layer="layout" svg:width="1.275cm" svg:height="1.27cm" svg:x="22.925cm" svg:y="8.255cm">
          <draw:image xlink:href="Pictures/1000000100000500000004FBF349E8A91428F49E.png" xlink:type="simple" xlink:show="embed" xlink:actuate="onLoad" draw:mime-type="image/png">
            <text:p/>
          </draw:image>
        </draw:frame>
        <draw:frame presentation:style-name="pr1" draw:text-style-name="P3" draw:layer="layout" svg:width="26.67cm" svg:height="1.27cm" svg:x="0.635cm" svg:y="0.7cm" presentation:class="title" presentation:user-transformed="true">
          <draw:text-box>
            <text:p><text:span text:style-name="T1">Real-Time Ingestion and Analysis of Financial Transactions</text:span></text:p>
          </draw:text-box>
        </draw:frame>
        <draw:frame draw:style-name="gr1" draw:text-style-name="P1" draw:layer="layout" svg:width="2.916cm" svg:height="3.175cm" svg:x="3.834cm" svg:y="8.05cm">
          <draw:image xlink:href="Pictures/10000001000001DA000002041756078FA86C1A43.png" xlink:type="simple" xlink:show="embed" xlink:actuate="onLoad" draw:mime-type="image/png">
            <text:p/>
          </draw:image>
        </draw:frame>
        <draw:frame draw:style-name="gr1" draw:text-style-name="P1" draw:layer="layout" svg:width="1.43cm" svg:height="1.43cm" svg:x="0.635cm" svg:y="8.925cm">
          <draw:image xlink:href="Pictures/100000010000040000000400BB7371E58C0803C8.png" xlink:type="simple" xlink:show="embed" xlink:actuate="onLoad" draw:mime-type="image/png">
            <text:p/>
          </draw:image>
        </draw:frame>
        <draw:frame draw:style-name="gr1" draw:text-style-name="P1" draw:layer="layout" svg:width="4.634cm" svg:height="1.655cm" svg:x="13.546cm" svg:y="5.915cm">
          <draw:image xlink:href="Pictures/10000001000009B3000003774CD2C34AC3806EB7.png" xlink:type="simple" xlink:show="embed" xlink:actuate="onLoad" draw:mime-type="image/png">
            <text:p/>
          </draw:image>
        </draw:frame>
        <draw:frame draw:style-name="gr1" draw:text-style-name="P1" draw:layer="layout" svg:width="2.855cm" svg:height="3.175cm" svg:x="19.45cm" svg:y="11.23cm">
          <draw:image xlink:href="Pictures/100000010000039900000400E75CA5855DF18CCF.png" xlink:type="simple" xlink:show="embed" xlink:actuate="onLoad" draw:mime-type="image/png">
            <text:p/>
          </draw:image>
        </draw:frame>
        <draw:frame draw:style-name="gr1" draw:text-style-name="P1" draw:layer="layout" svg:width="1.275cm" svg:height="1.27cm" svg:x="9.585cm" svg:y="8.602cm">
          <draw:image xlink:href="Pictures/1000000100000500000004FBF349E8A91428F49E.png" xlink:type="simple" xlink:show="embed" xlink:actuate="onLoad" draw:mime-type="image/png">
            <text:p/>
          </draw:image>
        </draw:frame>
        <draw:frame draw:style-name="gr1" draw:text-style-name="P1" draw:layer="layout" svg:width="3.225cm" svg:height="1.678cm" svg:x="10.22cm" svg:y="8.798cm">
          <draw:image xlink:href="Pictures/10000001000007D0000004112EEDCE031CF26280.png" xlink:type="simple" xlink:show="embed" xlink:actuate="onLoad" draw:mime-type="image/png">
            <text:p/>
          </draw:image>
        </draw:frame>
        <draw:frame draw:style-name="gr3" draw:text-style-name="P4" draw:layer="layout" svg:width="1.802cm" svg:height="1.802cm" svg:x="25.165cm" svg:y="11.633cm">
          <draw:image xlink:href="Pictures/10000001000002580000025850753E6AE7BFFEC7.png" xlink:type="simple" xlink:show="embed" xlink:actuate="onLoad" draw:mime-type="image/png">
            <text:p/>
          </draw:image>
        </draw:frame>
        <draw:frame draw:style-name="gr1" draw:text-style-name="P1" draw:layer="layout" svg:width="6.299cm" svg:height="2.249cm" svg:x="18.866cm" svg:y="3.131cm">
          <draw:image xlink:href="Pictures/1000000100000578000001F45513865624E68B45.png" xlink:type="simple" xlink:show="embed" xlink:actuate="onLoad" draw:mime-type="image/png">
            <text:p/>
          </draw:image>
        </draw:frame>
        <draw:frame draw:style-name="gr4" draw:text-style-name="P5" draw:layer="layout" svg:width="4.629cm" svg:height="0.886cm" svg:x="20.536cm" svg:y="8.957cm">
          <draw:text-box>
            <text:p><text:span text:style-name="T2">/Multi-GNN</text:span></text:p>
          </draw:text-box>
        </draw:frame>
        <draw:frame draw:style-name="gr1" draw:text-style-name="P1" draw:layer="layout" svg:width="1.298cm" svg:height="0.73cm" svg:x="19.45cm" svg:y="9.025cm">
          <draw:image xlink:href="Pictures/100000010000078000000438E045CF74473768E0.png" xlink:type="simple" xlink:show="embed" xlink:actuate="onLoad" draw:mime-type="image/png">
            <text:p/>
          </draw:image>
        </draw:frame>
        <draw:frame draw:style-name="gr1" draw:text-style-name="P1" draw:layer="layout" svg:width="1.275cm" svg:height="1.27cm" svg:x="14.365cm" svg:y="11.465cm">
          <draw:image xlink:href="Pictures/1000000100000500000004FBF349E8A91428F49E.png" xlink:type="simple" xlink:show="embed" xlink:actuate="onLoad" draw:mime-type="image/png">
            <text:p/>
          </draw:image>
        </draw:frame>
        <draw:frame draw:style-name="gr1" draw:text-style-name="P1" draw:layer="layout" svg:width="1.905cm" svg:height="1.905cm" svg:x="15.005cm" svg:y="12.1cm">
          <draw:image xlink:href="Pictures/10000001000000A0000000A0CDC86FAE98EB5621.png" xlink:type="simple" xlink:show="embed" xlink:actuate="onLoad" draw:mime-type="image/png">
            <text:p/>
          </draw:image>
        </draw:frame>
        <draw:custom-shape draw:style-name="gr5" draw:text-style-name="P6" draw:layer="layout" svg:width="1.94cm" svg:height="0.953cm" svg:x="7.15cm" svg:y="9.0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905cm" svg:height="1.905cm" draw:transform="rotate (-3.14159265358979) translate (13.097cm 7.82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6" draw:text-style-name="P6" draw:layer="layout" svg:width="1.905cm" svg:height="1.905cm" draw:transform="rotate (-3.14159265358979) translate (13.097cm 13.367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7" draw:text-style-name="P7" draw:layer="layout" svg:width="1.416cm" svg:height="0.953cm" svg:x="2.775cm" svg:y="9.09cm">
          <text:p/>
          <draw:enhanced-geometry svg:viewBox="0 0 21600 21600" draw:mirror-horizontal="false" draw:mirror-vertical="false" draw:text-areas="0 ?f0 ?f5 ?f2" draw:type="right-arrow" draw:modifiers="14267.8899082569 5479.2452830188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1.905cm" svg:height="1.905cm" draw:transform="rotate (1.5707963267949) translate (15.637cm 9.525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6" draw:text-style-name="P6" draw:layer="layout" svg:width="1.905cm" svg:height="1.905cm" draw:transform="rotate (1.5707963267949) translate (15.637cm 5.711cm)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custom-shape draw:style-name="gr8" draw:text-style-name="P7" draw:layer="layout" svg:width="1.94cm" svg:height="0.953cm" svg:x="17.51cm" svg:y="12.16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1.94cm" svg:height="0.953cm" svg:x="22.59cm" svg:y="12.16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draw="urn:oasis:names:tc:opendocument:xmlns:drawing:1.0" xmlns:fo="urn:oasis:names:tc:opendocument:xmlns:xsl-fo-compatible:1.0" xmlns:loext="urn:org:documentfoundation:names:experimental:office:xmlns:loext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ext="urn:oasis:names:tc:opendocument:xmlns:text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